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7.2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7.3cm"/>
    </style:style>
    <style:style style:name="gr3" style:family="graphic" style:parent-style-name="standard">
      <style:graphic-properties draw:fill-color="#faa61a" draw:textarea-horizontal-align="justify" draw:textarea-vertical-align="middle" draw:auto-grow-height="false" fo:min-height="1.024cm" fo:min-width="4.94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7.1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7.2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0.67cm" fo:min-width="2.754cm"/>
    </style:style>
    <style:style style:name="gr8" style:family="graphic" style:parent-style-name="standard">
      <style:graphic-properties draw:fill-color="#faa61a" draw:textarea-horizontal-align="justify" draw:textarea-vertical-align="middle" draw:auto-grow-height="false" fo:min-height="0.67cm" fo:min-width="2.824cm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4.6cm"/>
    </style:style>
    <style:style style:name="gr10" style:family="graphic" style:parent-style-name="standard">
      <style:graphic-properties draw:fill-color="#faa61a" draw:textarea-horizontal-align="justify" draw:textarea-vertical-align="middle" draw:auto-grow-height="false" fo:min-height="0.882cm" fo:min-width="4.734cm"/>
    </style:style>
    <style:style style:name="gr11" style:family="graphic" style:parent-style-name="standard">
      <style:graphic-properties draw:fill-color="#faa61a" draw:textarea-horizontal-align="justify" draw:textarea-vertical-align="middle" draw:auto-grow-height="false" fo:min-height="0.952cm" fo:min-width="5.228cm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6.3cm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6.4cm"/>
    </style:style>
    <style:style style:name="gr14" style:family="graphic" style:parent-style-name="standard">
      <style:graphic-properties draw:fill-color="#faa61a" draw:textarea-horizontal-align="justify" draw:textarea-vertical-align="middle" draw:auto-grow-height="false" fo:min-height="0.952cm" fo:min-width="4.098cm"/>
    </style:style>
    <style:style style:name="gr15" style:family="graphic" style:parent-style-name="standard">
      <style:graphic-properties draw:textarea-horizontal-align="justify" draw:textarea-vertical-align="middle" draw:auto-grow-height="false" fo:min-height="1.05cm" fo:min-width="6.2cm"/>
    </style:style>
    <style:style style:name="gr16" style:family="graphic" style:parent-style-name="standard">
      <style:graphic-properties draw:textarea-horizontal-align="justify" draw:textarea-vertical-align="middle" draw:auto-grow-height="false" fo:min-height="1.05cm" fo:min-width="6.4cm"/>
    </style:style>
    <style:style style:name="gr17" style:family="graphic" style:parent-style-name="standard">
      <style:graphic-properties draw:fill-color="#00a65d" draw:textarea-horizontal-align="justify" draw:textarea-vertical-align="middle" draw:auto-grow-height="false" fo:min-height="0.632cm" fo:min-width="3.588cm"/>
    </style:style>
    <style:style style:name="gr18" style:family="graphic" style:parent-style-name="standard">
      <style:graphic-properties draw:textarea-horizontal-align="justify" draw:textarea-vertical-align="middle" draw:auto-grow-height="false" fo:min-height="0.95cm" fo:min-width="6.4cm"/>
    </style:style>
    <style:style style:name="gr19" style:family="graphic" style:parent-style-name="objectwithoutfill">
      <style:graphic-properties svg:stroke-color="#3465a4" draw:fill="none" draw:textarea-vertical-align="middle"/>
    </style:style>
    <style:style style:name="gr20" style:family="graphic" style:parent-style-name="standard">
      <style:graphic-properties svg:stroke-color="#3465a4" draw:textarea-horizontal-align="justify" draw:textarea-vertical-align="middle" draw:auto-grow-height="false" fo:min-height="0.55cm" fo:min-width="1.9cm"/>
    </style:style>
    <style:style style:name="gr21" style:family="graphic" style:parent-style-name="standard">
      <style:graphic-properties svg:stroke-color="#3465a4" draw:fill-color="#faa61a" draw:textarea-horizontal-align="justify" draw:textarea-vertical-align="middle" draw:auto-grow-height="false" fo:min-height="0.388cm" fo:min-width="3.108cm"/>
    </style:style>
    <style:style style:name="gr22" style:family="graphic" style:parent-style-name="standard">
      <style:graphic-properties svg:stroke-color="#3465a4" draw:fill-color="#00a65d" draw:textarea-horizontal-align="justify" draw:textarea-vertical-align="middle" draw:auto-grow-height="false" fo:min-height="0.756cm" fo:min-width="3.652cm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65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7.7cm" svg:height="1.3cm" svg:x="1.5cm" svg:y="2cm">
          <text:p text:style-name="P1">Java-Quellcodedateie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8cm" svg:height="1.3cm" svg:x="10.7cm" svg:y="2cm">
          <text:p text:style-name="P1">C++-Quellcodedateien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7.7cm" svg:height="1.8cm" svg:x="6.2cm" svg:y="3.9cm">
          <text:p text:style-name="P1">CodeCol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35cm" svg:y1="3.3cm" svg:x2="7.327cm" svg:y2="4.163cm" draw:start-shape="id1" draw:end-shape="id2" draw:end-glue-point="5" svg:d="M5350 3300l1977 863" svg:viewBox="0 0 1978 864">
          <text:p/>
        </draw:connector>
        <draw:connector draw:style-name="gr4" draw:text-style-name="P3" draw:layer="layout" draw:type="line" svg:x1="14.6cm" svg:y1="3.3cm" svg:x2="12.773cm" svg:y2="4.163cm" draw:start-shape="id3" draw:start-glue-point="2" draw:end-shape="id2" draw:end-glue-point="11" svg:d="M14600 3300l-1827 863" svg:viewBox="0 0 1828 864">
          <text:p/>
        </draw:connector>
        <draw:custom-shape draw:style-name="gr5" draw:text-style-name="P1" xml:id="id4" draw:id="id4" draw:layer="layout" svg:width="7.6cm" svg:height="1.3cm" svg:x="1.4cm" svg:y="6.7cm">
          <text:p text:style-name="P1">Gesamter Java-Code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7.7cm" svg:height="1.4cm" svg:x="10.8cm" svg:y="6.6cm">
          <text:p text:style-name="P1">Gesamter C++-Cod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327cm" svg:y1="5.437cm" svg:x2="5.2cm" svg:y2="6.7cm" draw:start-shape="id2" draw:start-glue-point="7" draw:end-shape="id4" draw:end-glue-point="0" svg:d="M7327 5437l-2127 1263" svg:viewBox="0 0 2128 1264">
          <text:p/>
        </draw:connector>
        <draw:connector draw:style-name="gr4" draw:text-style-name="P3" draw:layer="layout" draw:type="line" svg:x1="12.773cm" svg:y1="5.437cm" svg:x2="14.65cm" svg:y2="6.6cm" draw:start-shape="id2" draw:start-glue-point="9" draw:end-shape="id5" draw:end-glue-point="0" svg:d="M12773 5437l1877 1163" svg:viewBox="0 0 1878 1164">
          <text:p/>
        </draw:connector>
        <draw:custom-shape draw:style-name="gr7" draw:text-style-name="P2" xml:id="id6" draw:id="id6" draw:layer="layout" svg:width="4.6cm" svg:height="1.3cm" svg:x="2.9cm" svg:y="8.9cm">
          <text:p text:style-name="P1">Parser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7" draw:id="id7" draw:layer="layout" svg:width="4.7cm" svg:height="1.3cm" svg:x="12.3cm" svg:y="8.9cm">
          <text:p text:style-name="P1">ParserC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" draw:id="id8" draw:layer="layout" svg:width="5.1cm" svg:height="1.4cm" svg:x="7.8cm" svg:y="11.2cm">
          <text:p text:style-name="P1">ParsedData.xml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2cm" svg:y1="8cm" svg:x2="5.2cm" svg:y2="8.9cm" draw:start-shape="id4" draw:start-glue-point="2" draw:end-shape="id6" draw:end-glue-point="4" svg:d="M5200 8000v900" svg:viewBox="0 0 1 901">
          <text:p/>
        </draw:connector>
        <draw:connector draw:style-name="gr4" draw:text-style-name="P3" draw:layer="layout" draw:type="line" svg:x1="14.65cm" svg:y1="8cm" svg:x2="14.65cm" svg:y2="8.9cm" draw:start-shape="id5" draw:start-glue-point="2" draw:end-shape="id7" draw:end-glue-point="4" svg:d="M14650 8000v900" svg:viewBox="0 0 1 901">
          <text:p/>
        </draw:connector>
        <draw:connector draw:style-name="gr4" draw:text-style-name="P3" draw:layer="layout" draw:type="line" svg:x1="6.827cm" svg:y1="10.01cm" svg:x2="7.8cm" svg:y2="11.9cm" draw:start-shape="id6" draw:start-glue-point="9" draw:end-shape="id8" svg:d="M6827 10010l973 1890" svg:viewBox="0 0 974 1891">
          <text:p/>
        </draw:connector>
        <draw:connector draw:style-name="gr4" draw:text-style-name="P3" draw:layer="layout" draw:type="line" svg:x1="14.65cm" svg:y1="10.2cm" svg:x2="12.9cm" svg:y2="11.9cm" draw:start-shape="id7" draw:start-glue-point="8" draw:end-shape="id8" svg:d="M14650 10200l-1750 1700" svg:viewBox="0 0 1751 1701">
          <text:p/>
        </draw:connector>
        <draw:custom-shape draw:style-name="gr10" draw:text-style-name="P2" xml:id="id9" draw:id="id9" draw:layer="layout" svg:width="7.4cm" svg:height="1.6cm" svg:x="1.7cm" svg:y="13.5cm">
          <text:p text:style-name="P1">ClassDiagram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0" draw:id="id10" draw:layer="layout" svg:width="8.1cm" svg:height="1.7cm" svg:x="11.5cm" svg:y="13.5cm">
          <text:p text:style-name="P1">SequenzDiagram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1" draw:id="id11" draw:layer="layout" svg:width="6.8cm" svg:height="1.4cm" svg:x="2cm" svg:y="15.8cm">
          <text:p text:style-name="P1">ClassDiagram.xml</text:p>
          <draw:enhanced-geometry svg:viewBox="0 0 21600 21600" draw:type="rectangle" draw:enhanced-path="M 0 0 L 21600 0 21600 21600 0 21600 0 0 Z N"/>
        </draw:custom-shape>
        <draw:custom-shape draw:style-name="gr13" draw:text-style-name="P1" xml:id="id12" draw:id="id12" draw:layer="layout" svg:width="6.9cm" svg:height="1.4cm" svg:x="12.1cm" svg:y="15.9cm">
          <text:p text:style-name="P1">SeqDiagram.xml</text:p>
          <draw:enhanced-geometry svg:viewBox="0 0 21600 21600" draw:type="rectangle" draw:enhanced-path="M 0 0 L 21600 0 21600 21600 0 21600 0 0 Z N"/>
        </draw:custom-shape>
        <draw:custom-shape draw:style-name="gr14" draw:text-style-name="P2" xml:id="id13" draw:id="id13" draw:layer="layout" svg:width="6.5cm" svg:height="1.7cm" svg:x="7.2cm" svg:y="18cm">
          <text:p text:style-name="P1">OutputPU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4" draw:id="id14" draw:layer="layout" svg:width="6.7cm" svg:height="1.3cm" svg:x="2cm" svg:y="20.4cm">
          <text:p text:style-name="P1">ClassDiagram.txt</text:p>
          <draw:enhanced-geometry svg:viewBox="0 0 21600 21600" draw:type="rectangle" draw:enhanced-path="M 0 0 L 21600 0 21600 21600 0 21600 0 0 Z N"/>
        </draw:custom-shape>
        <draw:custom-shape draw:style-name="gr16" draw:text-style-name="P1" xml:id="id15" draw:id="id15" draw:layer="layout" svg:width="6.9cm" svg:height="1.3cm" svg:x="12.2cm" svg:y="20.4cm">
          <text:p text:style-name="P1">SeqDiagram.txt</text:p>
          <draw:enhanced-geometry svg:viewBox="0 0 21600 21600" draw:type="rectangle" draw:enhanced-path="M 0 0 L 21600 0 21600 21600 0 21600 0 0 Z N"/>
        </draw:custom-shape>
        <draw:custom-shape draw:style-name="gr17" draw:text-style-name="P4" xml:id="id16" draw:id="id16" draw:layer="layout" svg:width="6.5cm" svg:height="1.4cm" svg:x="7.4cm" svg:y="22.5cm">
          <text:p text:style-name="P1">PlantUML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17" draw:id="id17" draw:layer="layout" svg:width="6.9cm" svg:height="1.3cm" svg:x="1.9cm" svg:y="24.7cm">
          <text:p text:style-name="P1">ClassDiagram.png</text:p>
          <draw:enhanced-geometry svg:viewBox="0 0 21600 21600" draw:type="rectangle" draw:enhanced-path="M 0 0 L 21600 0 21600 21600 0 21600 0 0 Z N"/>
        </draw:custom-shape>
        <draw:custom-shape draw:style-name="gr18" draw:text-style-name="P1" xml:id="id18" draw:id="id18" draw:layer="layout" svg:width="6.9cm" svg:height="1.2cm" svg:x="12.3cm" svg:y="24.8cm">
          <text:p text:style-name="P1">SeqDiagram.png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cm" svg:y1="11.9cm" svg:x2="5.4cm" svg:y2="13.5cm" draw:start-shape="id8" draw:end-shape="id9" draw:end-glue-point="4" svg:d="M7800 11900l-2400 1600" svg:viewBox="0 0 2401 1601">
          <text:p/>
        </draw:connector>
        <draw:connector draw:style-name="gr4" draw:text-style-name="P3" draw:layer="layout" draw:type="line" svg:x1="12.9cm" svg:y1="11.9cm" svg:x2="15.55cm" svg:y2="13.5cm" draw:start-shape="id8" draw:end-shape="id10" draw:end-glue-point="4" svg:d="M12900 11900l2650 1600" svg:viewBox="0 0 2651 1601">
          <text:p/>
        </draw:connector>
        <draw:connector draw:style-name="gr4" draw:text-style-name="P3" draw:layer="layout" draw:type="line" svg:x1="5.4cm" svg:y1="15.1cm" svg:x2="5.4cm" svg:y2="15.8cm" draw:start-shape="id9" draw:start-glue-point="8" draw:end-shape="id11" draw:end-glue-point="0" svg:d="M5400 15100v700" svg:viewBox="0 0 1 701">
          <text:p/>
        </draw:connector>
        <draw:connector draw:style-name="gr4" draw:text-style-name="P3" draw:layer="layout" draw:type="line" svg:x1="15.55cm" svg:y1="15.2cm" svg:x2="15.55cm" svg:y2="15.9cm" draw:start-shape="id10" draw:start-glue-point="8" draw:end-shape="id12" draw:end-glue-point="0" svg:d="M15550 15200v700" svg:viewBox="0 0 1 701">
          <text:p/>
        </draw:connector>
        <draw:connector draw:style-name="gr4" draw:text-style-name="P3" draw:layer="layout" draw:type="line" svg:x1="5.4cm" svg:y1="17.2cm" svg:x2="8.151cm" svg:y2="18.249cm" draw:start-shape="id11" draw:start-glue-point="2" draw:end-shape="id13" draw:end-glue-point="5" svg:d="M5400 17200l2751 1049" svg:viewBox="0 0 2752 1050">
          <text:p/>
        </draw:connector>
        <draw:connector draw:style-name="gr4" draw:text-style-name="P3" draw:layer="layout" draw:type="line" svg:x1="15.55cm" svg:y1="17.3cm" svg:x2="12.749cm" svg:y2="18.249cm" draw:start-shape="id12" draw:start-glue-point="2" draw:end-shape="id13" draw:end-glue-point="11" svg:d="M15550 17300l-2801 949" svg:viewBox="0 0 2802 950">
          <text:p/>
        </draw:connector>
        <draw:connector draw:style-name="gr4" draw:text-style-name="P3" draw:layer="layout" draw:type="line" svg:x1="8.151cm" svg:y1="19.451cm" svg:x2="5.35cm" svg:y2="20.4cm" draw:start-shape="id13" draw:start-glue-point="7" draw:end-shape="id14" draw:end-glue-point="0" svg:d="M8151 19451l-2801 949" svg:viewBox="0 0 2802 950">
          <text:p/>
        </draw:connector>
        <draw:connector draw:style-name="gr4" draw:text-style-name="P3" draw:layer="layout" draw:type="line" svg:x1="12.749cm" svg:y1="19.451cm" svg:x2="15.65cm" svg:y2="20.4cm" draw:start-shape="id13" draw:start-glue-point="9" draw:end-shape="id15" draw:end-glue-point="0" svg:d="M12749 19451l2901 949" svg:viewBox="0 0 2902 950">
          <text:p/>
        </draw:connector>
        <draw:connector draw:style-name="gr4" draw:text-style-name="P3" draw:layer="layout" draw:type="line" svg:x1="5.35cm" svg:y1="21.7cm" svg:x2="7.4cm" svg:y2="23.2cm" draw:start-shape="id14" draw:start-glue-point="2" draw:end-shape="id16" draw:end-glue-point="5" svg:d="M5350 21700l2050 1500" svg:viewBox="0 0 2051 1501">
          <text:p/>
        </draw:connector>
        <draw:connector draw:style-name="gr4" draw:text-style-name="P3" draw:layer="layout" draw:type="line" svg:x1="7.4cm" svg:y1="23.2cm" svg:x2="5.35cm" svg:y2="24.7cm" draw:start-shape="id16" draw:start-glue-point="5" draw:end-shape="id17" draw:end-glue-point="0" svg:d="M7400 23200l-2050 1500" svg:viewBox="0 0 2051 1501">
          <text:p/>
        </draw:connector>
        <draw:connector draw:style-name="gr4" draw:text-style-name="P3" draw:layer="layout" draw:type="line" svg:x1="15.65cm" svg:y1="21.7cm" svg:x2="13.9cm" svg:y2="23.2cm" draw:start-shape="id15" draw:start-glue-point="2" draw:end-shape="id16" draw:end-glue-point="7" svg:d="M15650 21700l-1750 1500" svg:viewBox="0 0 1751 1501">
          <text:p/>
        </draw:connector>
        <draw:connector draw:style-name="gr4" draw:text-style-name="P3" draw:layer="layout" draw:type="line" svg:x1="13.9cm" svg:y1="23.2cm" svg:x2="15.75cm" svg:y2="24.8cm" draw:start-shape="id16" draw:start-glue-point="7" draw:end-shape="id18" draw:end-glue-point="0" svg:d="M13900 23200l1850 1600" svg:viewBox="0 0 1851 1601">
          <text:p/>
        </draw:connector>
        <draw:line draw:style-name="gr19" draw:text-style-name="P3" draw:layer="layout" svg:x1="1cm" svg:y1="26.5cm" svg:x2="19.8cm" svg:y2="26.5cm">
          <text:p/>
        </draw:line>
        <draw:custom-shape draw:style-name="gr20" draw:text-style-name="P1" draw:layer="layout" svg:width="2.4cm" svg:height="0.8cm" svg:x="1.4cm" svg:y="27.2cm">
          <text:p text:style-name="P1">Daten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5.1cm" svg:height="0.9cm" svg:x="4.6cm" svg:y="27.2cm">
          <text:p text:style-name="P1">Java-Klass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6.6cm" svg:height="1.6cm" svg:x="10.6cm" svg:y="26.8cm">
          <text:p text:style-name="P1">Eingebundene</text:p>
          <text:p text:style-name="P1"><text:s/>exterene Tool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5T16:29:04.896173802</meta:creation-date>
    <dc:date>2019-07-25T16:53:28.834345741</dc:date>
    <meta:editing-duration>PT2M13S</meta:editing-duration>
    <meta:editing-cycles>1</meta:editing-cycles>
    <meta:document-statistic meta:object-count="42"/>
    <meta:generator>LibreOffice/6.0.7.3$Linux_X86_64 LibreOffice_project/00m0$Build-3</meta:generator>
  </office:meta>
</office:document-meta>
</file>